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68cm" fo:min-width="3.814cm"/>
    </style:style>
    <style:style style:name="gr2" style:family="graphic" style:parent-style-name="standard">
      <style:graphic-properties draw:textarea-horizontal-align="justify" draw:textarea-vertical-align="middle" draw:auto-grow-height="false" fo:min-height="2.438cm" fo:min-width="4.026cm"/>
    </style:style>
    <style:style style:name="gr3" style:family="graphic" style:parent-style-name="standard">
      <style:graphic-properties draw:textarea-horizontal-align="justify" draw:textarea-vertical-align="middle" draw:auto-grow-height="false" fo:min-height="1.9cm" fo:min-width="2.15cm"/>
    </style:style>
    <style:style style:name="gr4" style:family="graphic" style:parent-style-name="standard">
      <style:graphic-properties draw:textarea-horizontal-align="justify" draw:textarea-vertical-align="middle" draw:auto-grow-height="false" fo:min-height="2.2cm" fo:min-width="2.45cm"/>
    </style:style>
    <style:style style:name="gr5" style:family="graphic" style:parent-style-name="standard">
      <style:graphic-properties draw:textarea-horizontal-align="justify" draw:textarea-vertical-align="middle" draw:auto-grow-height="false" fo:min-height="1.64cm" fo:min-width="3.9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766cm" fo:min-width="3.72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954cm" fo:min-width="3.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1cm" svg:height="3.7cm" svg:x="8.4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4cm" svg:height="3.8cm" svg:x="7.1cm" svg:y="24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3cm" svg:height="4.3cm" svg:x="7.1cm" svg:y="10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5.9cm" svg:height="4.9cm" svg:x="11.4cm" svg:y="13.9cm">
          <text:p text:style-name="P1">jeśli x=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7.1cm" svg:height="3cm" svg:x="6.9cm" svg:y="6.7cm">
          <text:p text:style-name="P1">wypisz = y,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3.71cm" svg:height="2cm" svg:x="8.19cm" svg:y="11.4cm">
          <draw:text-box>
            <text:p><text:s/>jeśli x&gt;y</text:p>
          </draw:text-box>
        </draw:frame>
        <draw:custom-shape draw:style-name="gr7" draw:text-style-name="P1" draw:layer="layout" svg:width="6.7cm" svg:height="3.2cm" svg:x="1.2cm" svg:y="18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001cm" svg:height="0.1cm" svg:x="14.2cm" svg:y="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6.7cm" svg:height="3.5cm" svg:x="12.6cm" svg:y="19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3:47.939206976</meta:creation-date>
    <dc:date>2019-09-12T11:40:58.882187745</dc:date>
    <meta:editing-duration>PT7M11S</meta:editing-duration>
    <meta:editing-cycles>1</meta:editing-cycles>
    <meta:document-statistic meta:object-count="9"/>
    <meta:generator>LibreOffice/6.0.7.3$Linux_X86_64 LibreOffice_project/00m0$Build-3</meta:generator>
  </office:meta>
</office:document-meta>
</file>